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8" style:family="graphic" style:parent-style-name="standard">
      <style:graphic-properties draw:marker-start-width="0.18cm" draw:marker-end="Arrow" draw:marker-end-width="0.18cm" draw:fill="solid" draw:fill-color="#ffffff" draw:textarea-horizontal-align="center" draw:textarea-vertical-align="middle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rbel" style:font-pitch="variable" fo:font-size="11pt" style:font-size-asian="11pt" style:font-size-complex="11pt"/>
    </style:style>
    <style:style style:name="P3" style:family="paragraph"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P4" style:family="paragraph">
      <style:text-properties fo:font-family="Corbel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font-family="Corbel" style:font-pitch="variable" fo:font-size="10pt" style:font-size-asian="10pt" style:font-size-complex="10pt"/>
    </style:style>
    <style:style style:name="P6" style:family="paragraph">
      <style:paragraph-properties fo:text-align="center"/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P7" style:family="paragraph">
      <style:text-properties fo:color="#ffffff" fo:font-family="Corbel" style:font-pitch="variable" fo:font-size="12pt" style:font-size-asian="12pt" style:font-size-complex="12pt"/>
    </style:style>
    <style:style style:name="T1" style:family="text">
      <style:text-properties fo:font-family="Corbel" style:font-pitch="variable" fo:font-size="11pt" style:font-size-asian="11pt" style:font-size-complex="11pt"/>
    </style:style>
    <style:style style:name="T2" style:family="text"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family="Corbel" style:font-pitch="variable" fo:font-size="10pt" style:font-size-asian="10pt" style:font-size-complex="10pt"/>
    </style:style>
    <style:style style:name="T4" style:family="text">
      <style:text-properties fo:color="#ffffff" fo:font-family="Corbel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2cm" svg:x="4.6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2cm" svg:x="2.6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cm" svg:height="1cm" svg:x="11.3cm" svg:y="7.9cm">
          <text:p text:style-name="P1"><text:span text:style-name="T1">MM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5cm" svg:height="0.5cm" svg:x="11.6cm" svg:y="14.2cm">
          <text:p text:style-name="P1"><text:span text:style-name="T1">p2p-Netzwe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cm" svg:x="6.5cm" svg:y="8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layer="layout" svg:width="1cm" svg:height="1cm" svg:x="7.5cm" svg:y="8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id="id4" draw:layer="layout" svg:width="0.8cm" svg:height="2cm" svg:x="3.6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cm" svg:height="0.3cm" svg:x="3.8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47cm" svg:height="0.287cm" svg:x="4.827cm" svg:y="11.21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2.249cm" svg:x="13.2cm" svg:y="11.1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1cm" svg:height="2.249cm" svg:x="14.4cm" svg:y="11.1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249cm" svg:x="12cm" svg:y="11.1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0.5cm" svg:x="12cm" svg:y="9.9cm">
          <text:p text:style-name="P1"><text:span text:style-name="T1">PubSub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cm" svg:y1="9.4cm" svg:x2="17cm" svg:y2="9.4cm">
          <text:p/>
        </draw:line>
        <draw:custom-shape draw:style-name="gr1" draw:text-style-name="P1" draw:layer="layout" svg:width="0.5cm" svg:height="1cm" svg:x="13.5cm" svg:y="8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10.5cm" svg:y1="7.4cm" svg:x2="10.5cm" svg:y2="14.9cm">
          <text:p/>
        </draw:line>
        <draw:frame draw:style-name="gr6" draw:text-style-name="P3" draw:layer="layout" svg:width="2.259cm" svg:height="0.73cm" svg:x="7.83cm" svg:y="14.57cm">
          <draw:text-box>
            <text:p><text:span text:style-name="T2">Konzeption</text:span></text:p>
          </draw:text-box>
        </draw:frame>
        <draw:frame draw:style-name="gr6" draw:text-style-name="P3" draw:layer="layout" svg:width="1.772cm" svg:height="0.73cm" svg:x="10.686cm" svg:y="14.57cm">
          <draw:text-box>
            <text:p><text:span text:style-name="T2">Laufzeit</text:span></text:p>
          </draw:text-box>
        </draw:frame>
        <draw:frame draw:style-name="gr6" draw:text-style-name="P4" draw:layer="layout" svg:width="3.656cm" svg:height="1.107cm" svg:x="2.9cm" svg:y="7.971cm">
          <draw:text-box>
            <text:p text:style-name="P1"><text:span text:style-name="T3">semantische</text:span><text:span text:style-name="T3"><text:line-break/></text:span><text:span text:style-name="T3">Eventbeschreibungen</text:span></text:p>
          </draw:text-box>
        </draw:frame>
        <draw:custom-shape draw:style-name="gr7" draw:text-style-name="P1" draw:layer="layout" svg:width="2cm" svg:height="1.5cm" svg:x="9.5cm" svg:y="11.52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5cm" svg:height="2cm" svg:x="7cm" svg:y="11.275cm">
          <text:p text:style-name="P1"><text:span text:style-name="T1">M²etis</text:span><text:span text:style-name="T1"><text:line-break/></text:span><text:span text:style-name="T1">Optimierer</text:span></text:p>
          <draw:enhanced-geometry svg:viewBox="0 0 21600 21600" draw:type="rectangle" draw:enhanced-path="M 0 0 L 21600 0 21600 21600 0 21600 0 0 Z N"/>
        </draw:custom-shape>
        <draw:frame draw:style-name="gr6" draw:text-style-name="P5" draw:id="id1" draw:layer="layout" svg:width="1.954cm" svg:height="1.107cm" svg:x="15.5cm" svg:y="10.793cm">
          <draw:text-box>
            <text:p text:style-name="P1"><text:span text:style-name="T3">Konkreter</text:span><text:span text:style-name="T3"><text:line-break/></text:span><text:span text:style-name="T3">Kanal</text:span></text:p>
          </draw:text-box>
        </draw:frame>
        <draw:connector draw:style-name="gr8" draw:text-style-name="P1" draw:layer="layout" draw:type="curve" svg:x1="16.477cm" svg:y1="11.9cm" svg:x2="15.4cm" svg:y2="12.275cm" draw:start-shape="id1" draw:start-glue-point="2" draw:end-shape="id2" draw:end-glue-point="1" svg:d="m16477 11900c0 250-359 375-1077 375">
          <text:p/>
        </draw:connector>
        <draw:custom-shape draw:style-name="gr2" draw:text-style-name="P5" draw:layer="layout" svg:width="2.5cm" svg:height="1cm" svg:x="7cm" svg:y="10.3cm">
          <text:p text:style-name="P1"><text:span text:style-name="T3">Semantisches</text:span><text:span text:style-name="T3"><text:line-break/></text:span><text:span text:style-name="T3">Model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1cm" svg:x="7cm" svg:y="13.2cm">
          <text:p text:style-name="P1"><text:span text:style-name="T3">Kostenmodel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5.7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385cm" svg:height="0.751cm" svg:x="12.308cm" svg:y="10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73cm" svg:height="0.751cm" svg:x="13.514cm" svg:y="10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61cm" svg:height="0.751cm" svg:x="14.72cm" svg:y="10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85cm" svg:height="0.751cm" svg:x="12.309cm" svg:y="13.4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73cm" svg:height="0.751cm" svg:x="13.515cm" svg:y="13.4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61cm" svg:height="0.751cm" svg:x="14.721cm" svg:y="13.4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id="id3" draw:layer="layout" svg:width="2.068cm" svg:height="0.679cm" svg:x="1.9cm" svg:y="9.721cm">
          <draw:text-box>
            <text:p><text:span text:style-name="T3">Dimension</text:span></text:p>
          </draw:text-box>
        </draw:frame>
        <draw:connector draw:style-name="gr8" draw:text-style-name="P1" draw:layer="layout" draw:type="curve" svg:x1="2.934cm" svg:y1="10.4cm" svg:x2="4cm" svg:y2="10.9cm" draw:start-shape="id3" draw:start-glue-point="2" draw:end-shape="id4" draw:end-glue-point="0" svg:d="m2934 10400c0 375 1066 125 1066 500">
          <text:p/>
        </draw:connector>
        <draw:frame draw:style-name="gr6" draw:text-style-name="P5" draw:id="id5" draw:layer="layout" svg:width="3.021cm" svg:height="1.107cm" svg:x="2.343cm" svg:y="13.824cm">
          <draw:text-box>
            <text:p text:style-name="P1"><text:span text:style-name="T3">Konkrete</text:span><text:span text:style-name="T3"><text:line-break/></text:span><text:span text:style-name="T3">Implementierung</text:span></text:p>
          </draw:text-box>
        </draw:frame>
        <draw:connector draw:style-name="gr8" draw:text-style-name="P1" draw:layer="layout" draw:type="curve" svg:x1="3.853cm" svg:y1="13.824cm" svg:x2="3cm" svg:y2="12.5cm" draw:start-shape="id5" draw:start-glue-point="0" draw:end-shape="id6" draw:end-glue-point="8" svg:d="m3853 13824c0-993-853-331-853-1324">
          <text:p/>
        </draw:connector>
        <draw:connector draw:style-name="gr8" draw:text-style-name="P1" draw:layer="layout" draw:type="curve" svg:x1="3.853cm" svg:y1="13.824cm" svg:x2="5.001cm" svg:y2="12.501cm" draw:start-shape="id5" draw:start-glue-point="0" draw:end-shape="id7" draw:end-glue-point="7" svg:d="m3853 13824c0-991 1148-330 1148-1323">
          <text:p/>
        </draw:connector>
        <draw:custom-shape draw:style-name="gr1" draw:text-style-name="P1" draw:layer="layout" svg:width="0.5cm" svg:height="1cm" svg:x="7.465cm" svg:y="9.1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3cm" svg:height="0.3cm" svg:x="14.75cm" svg:y="1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cm" svg:height="0.3cm" svg:x="3.85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3cm" svg:height="0.3cm" svg:x="3.85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27cm" svg:height="0.247cm" svg:x="2.865cm" svg:y="11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7cm" svg:height="0.247cm" svg:x="2.8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7cm" svg:height="0.247cm" svg:x="2.865cm" svg:y="11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6" draw:layer="layout" svg:width="0.27cm" svg:height="0.247cm" svg:x="2.865cm" svg:y="12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7cm" svg:height="0.287cm" svg:x="4.827cm" svg:y="11.71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" draw:id="id7" draw:layer="layout" svg:width="0.347cm" svg:height="0.287cm" svg:x="4.827cm" svg:y="12.21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548cm" svg:height="1.209cm" svg:x="15.878cm" svg:y="8.798cm">
          <draw:text-box>
            <text:p text:style-name="P1"><text:span text:style-name="T2">MMVE</text:span><text:span text:style-name="T2"><text:line-break/></text:span><text:span text:style-name="T2">M²etis</text:span></text:p>
          </draw:text-box>
        </draw:frame>
        <draw:custom-shape draw:style-name="gr2" draw:text-style-name="P2" draw:layer="layout" svg:width="5cm" svg:height="1cm" svg:x="11.3cm" svg:y="6.9cm">
          <text:p text:style-name="P1"><text:span text:style-name="T1">MM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0.5cm" draw:transform="rotate (0.330914426178062) translate (9.946cm 7.5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cm" svg:height="0.5cm" svg:x="10cm" svg:y="8.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347cm" svg:height="0.287cm" svg:x="12.327cm" svg:y="12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347cm" svg:height="0.287cm" svg:x="13.527cm" svg:y="12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347cm" svg:height="0.287cm" svg:x="14.727cm" svg:y="12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3cm" svg:height="0.3cm" svg:x="12.35cm" svg:y="1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cm" svg:height="0.3cm" svg:x="13.55cm" svg:y="1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27cm" svg:height="0.247cm" svg:x="12.365cm" svg:y="11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7cm" svg:height="0.247cm" svg:x="13.565cm" svg:y="11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7cm" svg:height="0.247cm" svg:x="14.765cm" svg:y="11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3.8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0.5cm" svg:height="0.5cm" svg:x="9.093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693cm" svg:height="0.767cm" svg:x="9cm" svg:y="7.133cm">
            <draw:text-box>
              <text:p><text:span text:style-name="T4">1</text:span></text:p>
            </draw:text-box>
          </draw:frame>
        </draw:g>
        <draw:g>
          <draw:custom-shape draw:style-name="gr4" draw:text-style-name="P1" draw:layer="layout" svg:width="0.5cm" svg:height="0.5cm" svg:x="9.875cm" svg:y="1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718cm" svg:height="0.767cm" svg:x="9.782cm" svg:y="11.133cm">
            <draw:text-box>
              <text:p><text:span text:style-name="T4">2</text:span></text:p>
            </draw:text-box>
          </draw:frame>
        </draw:g>
        <draw:g>
          <draw:custom-shape draw:style-name="gr4" draw:text-style-name="P1" draw:layer="layout" svg:width="0.5cm" svg:height="0.5cm" svg:x="12.9cm" svg:y="9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693cm" svg:height="0.767cm" svg:x="12.807cm" svg:y="8.9cm">
            <draw:text-box>
              <text:p><text:span text:style-name="T4">3</text:span></text:p>
            </draw:text-box>
          </draw:frame>
        </draw:g>
        <draw:custom-shape draw:style-name="gr1" draw:text-style-name="P1" draw:layer="layout" svg:width="1cm" svg:height="1cm" svg:x="8.5cm" svg:y="8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11-25T21:04:16</meta:creation-date>
    <dc:date>2010-11-25T21:05:59</dc:date>
    <dc:creator>Johannes Held</dc:creator>
    <meta:editing-duration>PT00H01M43S</meta:editing-duration>
    <meta:editing-cycles>2</meta:editing-cycles>
    <meta:generator>OpenOffice.org/3.2$Unix OpenOffice.org_project/320m19$Build-9505</meta:generator>
    <meta:document-statistic meta:object-count="70"/>
  </office:meta>
</office:document-meta>
</file>